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Arabic" svg:font-family="'Droid Sans Arabic'" style:font-pitch="variable"/>
    <style:font-face style:name="Droid Sans Arabic1" svg:font-family="'Droid Sans Arabic'" style:font-family-generic="system" style:font-pitch="variable"/>
    <style:font-face style:name="Droid Sans Fallback" svg:font-family="'Droid Sans Fallback'" style:font-family-generic="system" style:font-pitch="variable"/>
    <style:font-face style:name="Dubai Light" svg:font-family="'Dubai Light'" style:font-adornments="Light" style:font-pitch="variable"/>
    <style:font-face style:name="Dubai Light1" svg:font-family="'Dubai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Dubai Light" officeooo:rsid="001a562d" officeooo:paragraph-rsid="001a562d" style:font-name-complex="Dubai Light"/>
    </style:style>
    <style:style style:name="P2" style:family="paragraph" style:parent-style-name="Standard">
      <style:paragraph-properties fo:text-align="end" style:justify-single-word="false" style:writing-mode="rl-tb"/>
      <style:text-properties style:font-name="Dubai Light" officeooo:rsid="001a562d" officeooo:paragraph-rsid="001a562d" style:font-name-complex="Dubai Light"/>
    </style:style>
    <style:style style:name="P3" style:family="paragraph" style:parent-style-name="Standard">
      <style:paragraph-properties fo:text-align="end" style:justify-single-word="false" style:writing-mode="rl-tb"/>
      <style:text-properties style:font-name="Dubai Light" officeooo:rsid="00288bbc" officeooo:paragraph-rsid="00288bbc" style:font-name-complex="Dubai Light"/>
    </style:style>
    <style:style style:name="P4" style:family="paragraph" style:parent-style-name="Standard">
      <style:paragraph-properties fo:text-align="start" style:justify-single-word="false" style:writing-mode="lr-tb"/>
      <style:text-properties style:font-name="Dubai Light" officeooo:rsid="00288bbc" officeooo:paragraph-rsid="00288bbc" style:font-name-complex="Dubai Light"/>
    </style:style>
    <style:style style:name="P5" style:family="paragraph" style:parent-style-name="Standard">
      <style:paragraph-properties fo:text-align="end" style:justify-single-word="false" style:writing-mode="rl-tb"/>
      <style:text-properties style:font-name="Dubai Light" officeooo:rsid="001dbc67" officeooo:paragraph-rsid="0044827f" style:font-name-complex="Dubai Light"/>
    </style:style>
    <style:style style:name="P6" style:family="paragraph" style:parent-style-name="Standard">
      <style:paragraph-properties fo:text-align="end" style:justify-single-word="false" style:writing-mode="rl-tb"/>
      <style:text-properties style:font-name="Dubai Light" officeooo:rsid="0044827f" officeooo:paragraph-rsid="0044827f" style:font-name-complex="Dubai Light"/>
    </style:style>
    <style:style style:name="P7" style:family="paragraph" style:parent-style-name="Standard">
      <style:paragraph-properties fo:text-align="end" style:justify-single-word="false" style:writing-mode="rl-tb"/>
      <style:text-properties style:font-name="Dubai Light" officeooo:rsid="00425c12" officeooo:paragraph-rsid="0042309d" style:font-name-complex="Dubai Light"/>
    </style:style>
    <style:style style:name="P8" style:family="paragraph" style:parent-style-name="Standard">
      <style:paragraph-properties fo:text-align="end" style:justify-single-word="false" style:writing-mode="rl-tb"/>
      <style:text-properties style:font-name="Dubai Light" officeooo:rsid="00471970" officeooo:paragraph-rsid="00471970" style:font-name-complex="Dubai Light"/>
    </style:style>
    <style:style style:name="P9" style:family="paragraph" style:parent-style-name="Standard">
      <style:paragraph-properties fo:text-align="end" style:justify-single-word="false" style:writing-mode="rl-tb"/>
      <style:text-properties style:font-name="Dubai Light" officeooo:rsid="0027853e" officeooo:paragraph-rsid="0056b02b" style:font-name-complex="Dubai Light"/>
    </style:style>
    <style:style style:name="P10" style:family="paragraph" style:parent-style-name="Standard">
      <style:paragraph-properties fo:text-align="end" style:justify-single-word="false" style:writing-mode="rl-tb"/>
      <style:text-properties style:font-name="Dubai Light" officeooo:rsid="004cec01" officeooo:paragraph-rsid="004cec01" style:font-name-complex="Dubai Light"/>
    </style:style>
    <style:style style:name="P11" style:family="paragraph" style:parent-style-name="Standard">
      <style:paragraph-properties fo:text-align="end" style:justify-single-word="false" style:writing-mode="rl-tb"/>
      <style:text-properties style:font-name="Dubai Light" officeooo:rsid="0052117b" officeooo:paragraph-rsid="0052117b" style:font-name-complex="Dubai Light"/>
    </style:style>
    <style:style style:name="P12" style:family="paragraph" style:parent-style-name="Standard">
      <style:paragraph-properties fo:text-align="end" style:justify-single-word="false" style:writing-mode="rl-tb"/>
      <style:text-properties style:font-name="Dubai Light" officeooo:rsid="00534f22" officeooo:paragraph-rsid="00534f22" style:font-name-complex="Dubai Light"/>
    </style:style>
    <style:style style:name="P13" style:family="paragraph" style:parent-style-name="Standard">
      <style:paragraph-properties fo:text-align="end" style:justify-single-word="false" style:writing-mode="rl-tb"/>
      <style:text-properties style:font-name="Dubai Light" officeooo:rsid="0056b02b" officeooo:paragraph-rsid="0056b02b" style:font-name-complex="Dubai Light"/>
    </style:style>
    <style:style style:name="P14" style:family="paragraph" style:parent-style-name="Standard">
      <style:paragraph-properties fo:text-align="end" style:justify-single-word="false" style:writing-mode="rl-tb"/>
      <style:text-properties style:font-name="Dubai Light" officeooo:rsid="00583f9e" officeooo:paragraph-rsid="00583f9e" style:font-name-complex="Dubai Light"/>
    </style:style>
    <style:style style:name="P15" style:family="paragraph" style:parent-style-name="Standard">
      <style:paragraph-properties fo:text-align="end" style:justify-single-word="false" style:writing-mode="rl-tb"/>
      <style:text-properties style:font-name="Dubai Light" officeooo:rsid="005aa4ab" officeooo:paragraph-rsid="005aa4ab" style:font-name-complex="Dubai Light"/>
    </style:style>
    <style:style style:name="P16" style:family="paragraph" style:parent-style-name="Standard">
      <style:paragraph-properties fo:text-align="end" style:justify-single-word="false" style:writing-mode="rl-tb"/>
      <style:text-properties officeooo:paragraph-rsid="00439c21"/>
    </style:style>
    <style:style style:name="P17" style:family="paragraph" style:parent-style-name="Standard">
      <style:paragraph-properties fo:text-align="end" style:justify-single-word="false" style:writing-mode="rl-tb"/>
      <style:text-properties officeooo:paragraph-rsid="001f3399"/>
    </style:style>
    <style:style style:name="P18" style:family="paragraph" style:parent-style-name="Standard">
      <style:paragraph-properties fo:text-align="end" style:justify-single-word="false" style:writing-mode="rl-tb"/>
      <style:text-properties officeooo:paragraph-rsid="00288bbc"/>
    </style:style>
    <style:style style:name="P19" style:family="paragraph" style:parent-style-name="Text_20_body">
      <style:paragraph-properties fo:text-align="end" style:justify-single-word="false" style:writing-mode="rl-tb"/>
      <style:text-properties officeooo:paragraph-rsid="00288bbc"/>
    </style:style>
    <style:style style:name="P20" style:family="paragraph" style:parent-style-name="Text_20_body">
      <style:paragraph-properties fo:text-align="end" style:justify-single-word="false" style:writing-mode="rl-tb"/>
      <style:text-properties officeooo:paragraph-rsid="00590327"/>
    </style:style>
    <style:style style:name="P21" style:family="paragraph" style:parent-style-name="Standard">
      <style:paragraph-properties fo:text-align="start" style:justify-single-word="false" style:writing-mode="lr-tb"/>
      <style:text-properties officeooo:paragraph-rsid="0042309d"/>
    </style:style>
    <style:style style:name="P22" style:family="paragraph" style:parent-style-name="Standard">
      <style:paragraph-properties fo:text-align="start" style:justify-single-word="false" style:writing-mode="lr-tb"/>
      <style:text-properties officeooo:paragraph-rsid="00288bbc"/>
    </style:style>
    <style:style style:name="P23" style:family="paragraph" style:parent-style-name="Standard">
      <style:paragraph-properties fo:text-align="start" style:justify-single-word="false" style:writing-mode="lr-tb"/>
      <style:text-properties fo:color="#000000" loext:opacity="100%" style:font-name="Dubai Light" fo:font-style="normal" fo:font-weight="normal" officeooo:paragraph-rsid="0042309d" style:font-style-asian="normal" style:font-weight-asian="normal" style:font-style-complex="normal" style:font-weight-complex="normal"/>
    </style:style>
    <style:style style:name="P24" style:family="paragraph" style:parent-style-name="Standard">
      <style:paragraph-properties fo:text-align="end" style:justify-single-word="false" style:writing-mode="rl-tb"/>
      <style:text-properties fo:color="#000000" loext:opacity="100%" style:font-name="Dubai Light" fo:font-style="normal" fo:font-weight="normal" officeooo:rsid="00425c12" officeooo:paragraph-rsid="0042309d" style:font-style-asian="normal" style:font-weight-asian="normal" style:font-name-complex="Dubai Light" style:font-style-complex="normal" style:font-weight-complex="normal"/>
    </style:style>
    <style:style style:name="P25" style:family="paragraph" style:parent-style-name="Standard">
      <style:paragraph-properties fo:text-align="start" style:justify-single-word="false" style:writing-mode="lr-tb"/>
      <style:text-properties fo:color="#000000" loext:opacity="100%" style:font-name="Dubai Light" fo:font-size="14pt" fo:font-style="normal" officeooo:rsid="00425c12" officeooo:paragraph-rsid="00439c21" style:font-style-asian="normal" style:font-style-complex="normal"/>
    </style:style>
    <style:style style:name="P26" style:family="paragraph" style:parent-style-name="Standard">
      <style:paragraph-properties fo:text-align="start" style:justify-single-word="false" style:writing-mode="lr-tb"/>
      <style:text-properties fo:color="#000000" loext:opacity="100%" style:font-name="Dubai Light" fo:font-size="14pt" fo:font-style="normal" officeooo:rsid="00439c21" officeooo:paragraph-rsid="00439c21" style:font-style-asian="normal" style:font-style-complex="normal"/>
    </style:style>
    <style:style style:name="P27" style:family="paragraph" style:parent-style-name="Standard">
      <style:paragraph-properties fo:text-align="end" style:justify-single-word="false" style:writing-mode="rl-tb"/>
      <style:text-properties fo:color="#000000" loext:opacity="100%" style:font-name="Dubai Light" fo:font-size="14pt" fo:font-style="normal" officeooo:rsid="00439c21" officeooo:paragraph-rsid="00439c21" style:font-style-asian="normal" style:font-name-complex="Dubai Light" style:font-style-complex="normal"/>
    </style:style>
    <style:style style:name="P28" style:family="paragraph" style:parent-style-name="Standard">
      <style:paragraph-properties fo:text-align="start" style:justify-single-word="false" style:writing-mode="lr-tb"/>
      <style:text-properties fo:color="#000000" loext:opacity="100%" style:font-name="Dubai Light" fo:font-size="14pt" fo:font-style="italic" officeooo:paragraph-rsid="00439c21" style:font-style-asian="italic" style:font-style-complex="italic"/>
    </style:style>
    <style:style style:name="P29" style:family="paragraph" style:parent-style-name="Standard">
      <style:paragraph-properties fo:text-align="end" style:justify-single-word="false" style:writing-mode="rl-tb"/>
      <style:text-properties officeooo:rsid="005c2d64" officeooo:paragraph-rsid="005c2d64"/>
    </style:style>
    <style:style style:name="P30" style:family="paragraph" style:parent-style-name="Text_20_body">
      <style:paragraph-properties fo:text-align="end" style:justify-single-word="false" style:writing-mode="rl-tb"/>
      <style:text-properties style:font-name="Dubai Light" fo:font-size="12pt" fo:font-weight="normal" officeooo:rsid="00590327" officeooo:paragraph-rsid="00590327" style:font-size-asian="12pt" style:font-weight-asian="normal" style:font-name-complex="Dubai Light" style:font-size-complex="12pt" style:font-weight-complex="normal"/>
    </style:style>
    <style:style style:name="P31" style:family="paragraph" style:parent-style-name="Heading_20_1" style:list-style-name="L2">
      <style:paragraph-properties fo:text-align="end" style:justify-single-word="false" style:writing-mode="rl-tb"/>
      <style:text-properties style:font-name="Dubai Light" fo:font-size="12pt" fo:font-weight="normal" officeooo:rsid="00288bbc" officeooo:paragraph-rsid="00288bbc" style:font-size-asian="12pt" style:font-weight-asian="normal" style:font-name-complex="Dubai Light" style:font-size-complex="12pt" style:font-weight-complex="normal"/>
    </style:style>
    <style:style style:name="P32" style:family="paragraph" style:parent-style-name="Standard" style:list-style-name="L2">
      <style:paragraph-properties fo:text-align="end" style:justify-single-word="false" style:writing-mode="rl-tb"/>
      <style:text-properties style:font-name="Dubai Light" officeooo:rsid="001b5a08" officeooo:paragraph-rsid="001b5a08" style:font-name-complex="Dubai Light"/>
    </style:style>
    <style:style style:name="P33" style:family="paragraph" style:parent-style-name="Standard" style:list-style-name="L2">
      <style:paragraph-properties fo:text-align="end" style:justify-single-word="false" style:writing-mode="rl-tb"/>
      <style:text-properties style:font-name="Dubai Light" officeooo:rsid="001b5a08" officeooo:paragraph-rsid="001cbf09" style:font-name-complex="Dubai Light"/>
    </style:style>
    <style:style style:name="P34" style:family="paragraph" style:parent-style-name="Standard" style:list-style-name="L2">
      <style:paragraph-properties fo:text-align="end" style:justify-single-word="false" style:writing-mode="rl-tb"/>
      <style:text-properties style:font-name="Dubai Light" officeooo:rsid="0042309d" officeooo:paragraph-rsid="0042309d" style:font-name-complex="Dubai Light"/>
    </style:style>
    <style:style style:name="P35" style:family="paragraph" style:parent-style-name="Standard" style:list-style-name="L2">
      <style:paragraph-properties fo:text-align="end" style:justify-single-word="false" style:writing-mode="rl-tb"/>
      <style:text-properties style:font-name="Dubai Light" officeooo:rsid="0044827f" officeooo:paragraph-rsid="0044827f" style:font-name-complex="Dubai Light"/>
    </style:style>
    <style:style style:name="P36" style:family="paragraph" style:parent-style-name="Standard" style:list-style-name="L2">
      <style:paragraph-properties fo:text-align="end" style:justify-single-word="false" style:writing-mode="rl-tb"/>
      <style:text-properties style:font-name="Dubai Light" officeooo:rsid="004cec01" officeooo:paragraph-rsid="004cec01" style:font-name-complex="Dubai Light"/>
    </style:style>
    <style:style style:name="P37" style:family="paragraph" style:parent-style-name="Standard" style:list-style-name="L2">
      <style:paragraph-properties fo:text-align="end" style:justify-single-word="false" style:writing-mode="rl-tb"/>
      <style:text-properties style:font-name="Dubai Light" officeooo:rsid="001f3399" officeooo:paragraph-rsid="001f3399" style:font-name-complex="Dubai Light"/>
    </style:style>
    <style:style style:name="P38" style:family="paragraph" style:parent-style-name="Standard" style:list-style-name="L2">
      <style:paragraph-properties fo:text-align="end" style:justify-single-word="false" style:writing-mode="rl-tb"/>
      <style:text-properties style:font-name="Dubai Light" officeooo:rsid="0025ade3" officeooo:paragraph-rsid="0025ade3" style:font-name-complex="Dubai Light"/>
    </style:style>
    <style:style style:name="P39" style:family="paragraph" style:parent-style-name="Standard" style:list-style-name="L2">
      <style:paragraph-properties fo:text-align="end" style:justify-single-word="false" style:writing-mode="rl-tb"/>
      <style:text-properties style:font-name="Dubai Light" officeooo:rsid="00503f01" officeooo:paragraph-rsid="00503f01" style:font-name-complex="Dubai Light"/>
    </style:style>
    <style:style style:name="P40" style:family="paragraph" style:parent-style-name="Standard" style:list-style-name="L2">
      <style:paragraph-properties fo:text-align="end" style:justify-single-word="false" style:writing-mode="rl-tb"/>
      <style:text-properties style:font-name="Dubai Light" officeooo:rsid="0052117b" officeooo:paragraph-rsid="0052117b" style:font-name-complex="Dubai Light"/>
    </style:style>
    <style:style style:name="P41" style:family="paragraph" style:parent-style-name="Standard" style:list-style-name="L2">
      <style:paragraph-properties fo:text-align="end" style:justify-single-word="false" style:writing-mode="rl-tb"/>
      <style:text-properties style:font-name="Dubai Light" officeooo:rsid="00535cef" officeooo:paragraph-rsid="00535cef" style:font-name-complex="Dubai Light"/>
    </style:style>
    <style:style style:name="P42" style:family="paragraph" style:parent-style-name="Standard" style:list-style-name="L2">
      <style:paragraph-properties fo:text-align="end" style:justify-single-word="false" style:writing-mode="rl-tb"/>
      <style:text-properties style:font-name="Dubai Light" officeooo:rsid="0054f035" officeooo:paragraph-rsid="0054f035" style:font-name-complex="Dubai Light"/>
    </style:style>
    <style:style style:name="P43" style:family="paragraph" style:parent-style-name="Standard" style:list-style-name="L2">
      <style:paragraph-properties fo:text-align="end" style:justify-single-word="false" style:writing-mode="rl-tb"/>
      <style:text-properties style:font-name="Dubai Light" officeooo:rsid="0056b02b" officeooo:paragraph-rsid="0056b02b" style:font-name-complex="Dubai Light"/>
    </style:style>
    <style:style style:name="P44" style:family="paragraph" style:parent-style-name="Standard" style:list-style-name="L2">
      <style:paragraph-properties fo:text-align="end" style:justify-single-word="false" style:writing-mode="rl-tb"/>
      <style:text-properties style:font-name="Dubai Light" officeooo:rsid="00583f9e" officeooo:paragraph-rsid="00583f9e" style:font-name-complex="Dubai Light"/>
    </style:style>
    <style:style style:name="P45" style:family="paragraph" style:parent-style-name="Standard" style:list-style-name="L2">
      <style:paragraph-properties fo:text-align="end" style:justify-single-word="false" style:writing-mode="rl-tb"/>
      <style:text-properties style:font-name="Dubai Light" officeooo:rsid="00296750" officeooo:paragraph-rsid="00296750" style:font-name-complex="Dubai Light"/>
    </style:style>
    <style:style style:name="P46" style:family="paragraph" style:parent-style-name="Standard" style:list-style-name="L1">
      <style:paragraph-properties fo:text-align="end" style:justify-single-word="false" style:writing-mode="rl-tb"/>
      <style:text-properties style:font-name="Dubai Light" officeooo:rsid="005eabdf" officeooo:paragraph-rsid="005eabdf" style:font-name-complex="Dubai Light"/>
    </style:style>
    <style:style style:name="P47" style:family="paragraph" style:parent-style-name="Standard" style:list-style-name="L2">
      <style:paragraph-properties fo:text-align="end" style:justify-single-word="false" style:writing-mode="rl-tb"/>
      <style:text-properties style:font-name="Dubai Light" officeooo:rsid="005f641b" officeooo:paragraph-rsid="005f641b" style:font-name-complex="Dubai Light"/>
    </style:style>
    <style:style style:name="P48" style:family="paragraph" style:parent-style-name="Standard" style:list-style-name="L2">
      <style:paragraph-properties fo:text-align="end" style:justify-single-word="false" style:writing-mode="rl-tb"/>
      <style:text-properties style:font-name="Dubai Light" officeooo:rsid="005cce29" officeooo:paragraph-rsid="0062a79a" style:font-name-complex="Dubai Light"/>
    </style:style>
    <style:style style:name="P49" style:family="paragraph" style:parent-style-name="Standard">
      <style:paragraph-properties fo:text-align="end" style:justify-single-word="false" style:writing-mode="rl-tb"/>
      <style:text-properties style:font-name="Dubai Light" fo:font-style="normal" fo:font-weight="normal" officeooo:rsid="005c2d64" officeooo:paragraph-rsid="005c2d64" style:font-style-asian="normal" style:font-weight-asian="normal" style:font-name-complex="Dubai Light" style:font-style-complex="normal" style:font-weight-complex="normal"/>
    </style:style>
    <style:style style:name="P50" style:family="paragraph" style:parent-style-name="Standard" style:list-style-name="L2">
      <style:paragraph-properties fo:text-align="end" style:justify-single-word="false" style:writing-mode="rl-tb"/>
      <style:text-properties style:font-name="Dubai Light" officeooo:rsid="005fc1bd" officeooo:paragraph-rsid="005fc1bd" style:font-name-complex="Dubai Light"/>
    </style:style>
    <style:style style:name="P51" style:family="paragraph" style:parent-style-name="Standard" style:list-style-name="L2">
      <style:paragraph-properties fo:text-align="end" style:justify-single-word="false" style:writing-mode="rl-tb"/>
      <style:text-properties style:font-name="Dubai Light" officeooo:rsid="00608d95" officeooo:paragraph-rsid="00608d95" style:font-name-complex="Dubai Light"/>
    </style:style>
    <style:style style:name="P52" style:family="paragraph" style:parent-style-name="Standard" style:list-style-name="L2">
      <style:paragraph-properties fo:text-align="end" style:justify-single-word="false" style:writing-mode="rl-tb"/>
      <style:text-properties style:font-name="Dubai Light" officeooo:paragraph-rsid="0061de3c" style:font-name-complex="Dubai Light"/>
    </style:style>
    <style:style style:name="P53" style:family="paragraph" style:parent-style-name="Standard" style:list-style-name="L2">
      <style:paragraph-properties fo:text-align="end" style:justify-single-word="false" style:writing-mode="rl-tb"/>
      <style:text-properties style:font-name="Dubai Light" officeooo:rsid="0062a79a" officeooo:paragraph-rsid="0062a79a" style:font-name-complex="Dubai Light"/>
    </style:style>
    <style:style style:name="P54" style:family="paragraph" style:parent-style-name="Standard">
      <style:paragraph-properties fo:text-align="end" style:justify-single-word="false" style:writing-mode="rl-tb"/>
      <style:text-properties style:font-name="Dubai Light" officeooo:rsid="0061de3c" officeooo:paragraph-rsid="0061de3c" style:font-name-complex="Dubai Light"/>
    </style:style>
    <style:style style:name="P55" style:family="paragraph" style:parent-style-name="Standard" style:list-style-name="L2">
      <style:paragraph-properties fo:text-align="end" style:justify-single-word="false" style:writing-mode="rl-tb"/>
      <style:text-properties style:font-name="Dubai Light" officeooo:rsid="006369b9" officeooo:paragraph-rsid="006369b9" style:font-name-complex="Dubai Light"/>
    </style:style>
    <style:style style:name="P56" style:family="paragraph" style:parent-style-name="Standard" style:list-style-name="L2">
      <style:paragraph-properties fo:text-align="end" style:justify-single-word="false" style:writing-mode="rl-tb"/>
      <style:text-properties style:font-name="Dubai Light" officeooo:rsid="00663749" officeooo:paragraph-rsid="00663749" style:font-name-complex="Dubai Light"/>
    </style:style>
    <style:style style:name="P57" style:family="paragraph" style:parent-style-name="Standard" style:list-style-name="L2">
      <style:paragraph-properties fo:text-align="end" style:justify-single-word="false" style:writing-mode="rl-tb"/>
      <style:text-properties style:font-name="Dubai Light" officeooo:rsid="0067974b" officeooo:paragraph-rsid="0067974b" style:font-name-complex="Dubai Light"/>
    </style:style>
    <style:style style:name="T1" style:family="text">
      <style:text-properties officeooo:rsid="0027853e"/>
    </style:style>
    <style:style style:name="T2" style:family="text">
      <style:text-properties style:font-name-complex="Dubai Light"/>
    </style:style>
    <style:style style:name="T3" style:family="text">
      <style:text-properties officeooo:rsid="00425c12" style:font-name-complex="Dubai Light"/>
    </style:style>
    <style:style style:name="T4" style:family="text">
      <style:text-properties officeooo:rsid="00439c21" style:font-name-complex="Dubai Light"/>
    </style:style>
    <style:style style:name="T5" style:family="text">
      <style:text-properties style:font-name="Dubai Light"/>
    </style:style>
    <style:style style:name="T6" style:family="text">
      <style:text-properties style:font-name="Dubai Light" officeooo:rsid="0042309d" style:font-name-complex="Dubai Light"/>
    </style:style>
    <style:style style:name="T7" style:family="text">
      <style:text-properties style:font-name="Dubai Light" officeooo:rsid="00425c12" style:font-name-complex="Dubai Light"/>
    </style:style>
    <style:style style:name="T8" style:family="text">
      <style:text-properties style:font-name="Dubai Light" officeooo:rsid="00288bbc" style:font-name-complex="Dubai Light"/>
    </style:style>
    <style:style style:name="T9" style:family="text">
      <style:text-properties style:font-name="Dubai Light" officeooo:rsid="00590327" style:font-name-complex="Dubai Light"/>
    </style:style>
    <style:style style:name="T10" style:family="text">
      <style:text-properties style:font-name="Dubai Light" officeooo:rsid="005c2d64" style:font-name-complex="Dubai Light"/>
    </style:style>
    <style:style style:name="T11" style:family="text">
      <style:text-properties style:font-name="Dubai Light" fo:font-size="12pt" fo:font-weight="normal" officeooo:rsid="00288bbc" style:font-size-asian="12pt" style:font-weight-asian="normal" style:font-name-complex="Dubai Light" style:font-size-complex="12pt" style:font-weight-complex="normal"/>
    </style:style>
    <style:style style:name="T12" style:family="text">
      <style:text-properties style:font-name="Dubai Light" fo:font-size="12pt" fo:font-weight="normal" officeooo:rsid="00590327" style:font-size-asian="12pt" style:font-weight-asian="normal" style:font-name-complex="Dubai Light" style:font-size-complex="12pt" style:font-weight-complex="normal"/>
    </style:style>
    <style:style style:name="T13" style:family="text">
      <style:text-properties style:font-name="Dubai Light" fo:font-style="normal" style:font-style-asian="normal" style:font-style-complex="normal"/>
    </style:style>
    <style:style style:name="T14" style:family="text">
      <style:text-properties style:font-name="Dubai Light" fo:font-style="normal" officeooo:rsid="005c2d64" style:font-style-asian="normal" style:font-name-complex="Dubai Light" style:font-style-complex="normal"/>
    </style:style>
    <style:style style:name="T15" style:family="text">
      <style:text-properties style:font-name="Dubai Light" fo:font-style="normal" fo:font-weight="normal" style:font-style-asian="normal" style:font-weight-asian="normal" style:font-name-complex="Dubai Light" style:font-style-complex="normal" style:font-weight-complex="normal"/>
    </style:style>
    <style:style style:name="T16" style:family="text">
      <style:text-properties style:font-name="Dubai Light" fo:font-style="normal" fo:font-weight="normal" officeooo:rsid="005c2d64" style:font-style-asian="normal" style:font-weight-asian="normal" style:font-name-complex="Dubai Light" style:font-style-complex="normal" style:font-weight-complex="normal"/>
    </style:style>
    <style:style style:name="T17" style:family="text">
      <style:text-properties style:font-name="Dubai Light" fo:font-style="normal" fo:font-weight="normal" officeooo:rsid="005cce29" style:font-style-asian="normal" style:font-weight-asian="normal" style:font-name-complex="Dubai Light" style:font-style-complex="normal" style:font-weight-complex="normal"/>
    </style:style>
    <style:style style:name="T18" style:family="text">
      <style:text-properties officeooo:rsid="0040a9b2"/>
    </style:style>
    <style:style style:name="T19" style:family="text">
      <style:text-properties style:text-position="33% 80%" officeooo:rsid="00425c12" style:font-name-complex="Dubai Light"/>
    </style:style>
    <style:style style:name="T20" style:family="text">
      <style:text-properties style:text-position="33% 80%" style:font-name="Dubai Light" fo:font-weight="normal" style:font-weight-asian="normal" style:font-name-complex="Dubai Light" style:font-weight-complex="normal"/>
    </style:style>
    <style:style style:name="T21" style:family="text">
      <style:text-properties style:text-position="33% 80%" style:font-name="Dubai Light" fo:font-weight="normal" officeooo:rsid="00425c12" style:font-weight-asian="normal" style:font-name-complex="Dubai Light" style:font-weight-complex="normal"/>
    </style:style>
    <style:style style:name="T22" style:family="text">
      <style:text-properties style:text-position="33% 80%" style:font-name="Dubai Light" fo:font-style="italic" fo:font-weight="normal" style:font-style-asian="italic" style:font-weight-asian="normal" style:font-name-complex="Dubai Light" style:font-style-complex="italic" style:font-weight-complex="normal"/>
    </style:style>
    <style:style style:name="T23" style:family="text">
      <style:text-properties style:text-position="33% 80%" fo:font-size="10pt" style:font-name-complex="Dubai Light"/>
    </style:style>
    <style:style style:name="T24" style:family="text">
      <style:text-properties style:text-position="33% 80%" fo:font-size="7pt" style:font-name-complex="Dubai Light"/>
    </style:style>
    <style:style style:name="T25" style:family="text">
      <style:text-properties style:text-position="33% 80%" fo:font-weight="normal" style:font-weight-asian="normal" style:font-name-complex="Dubai Light" style:font-weight-complex="normal"/>
    </style:style>
    <style:style style:name="T26" style:family="text">
      <style:text-properties fo:font-weight="normal" officeooo:rsid="00425c12" style:font-weight-asian="normal" style:font-name-complex="Dubai Light" style:font-weight-complex="normal"/>
    </style:style>
    <style:style style:name="T27" style:family="text">
      <style:text-properties fo:font-style="normal" officeooo:rsid="00439c21" style:font-style-asian="normal" style:font-name-complex="Dubai Light" style:font-style-complex="normal"/>
    </style:style>
    <style:style style:name="T28" style:family="text">
      <style:text-properties officeooo:rsid="004cec01"/>
    </style:style>
    <style:style style:name="T29" style:family="text">
      <style:text-properties officeooo:rsid="004ee228"/>
    </style:style>
    <style:style style:name="T30" style:family="text">
      <style:text-properties officeooo:rsid="0052117b"/>
    </style:style>
    <style:style style:name="T31" style:family="text">
      <style:text-properties officeooo:rsid="00535cef"/>
    </style:style>
    <style:style style:name="T32" style:family="text">
      <style:text-properties officeooo:rsid="0054f035"/>
    </style:style>
    <style:style style:name="T33" style:family="text">
      <style:text-properties officeooo:rsid="0056b02b"/>
    </style:style>
    <style:style style:name="T34" style:family="text">
      <style:text-properties officeooo:rsid="005aa4ab"/>
    </style:style>
    <style:style style:name="T35" style:family="text">
      <style:text-properties officeooo:rsid="005aaef2"/>
    </style:style>
    <style:style style:name="T36" style:family="text">
      <style:text-properties officeooo:rsid="005c2d64"/>
    </style:style>
    <style:style style:name="T37" style:family="text">
      <style:text-properties officeooo:rsid="005eabdf"/>
    </style:style>
    <style:style style:name="T38" style:family="text">
      <style:text-properties officeooo:rsid="005f641b"/>
    </style:style>
    <style:style style:name="T39" style:family="text">
      <style:text-properties officeooo:rsid="00608d95"/>
    </style:style>
    <style:style style:name="T40" style:family="text">
      <style:text-properties style:font-name="Dubai Light" style:font-name-complex="Dubai Light"/>
    </style:style>
    <style:style style:name="T41" style:family="text">
      <style:text-properties style:font-name="Dubai Light" officeooo:rsid="005fc1bd" style:font-name-complex="Dubai Light"/>
    </style:style>
    <style:style style:name="T42" style:family="text">
      <style:text-properties officeooo:rsid="0061de3c"/>
    </style:style>
    <style:style style:name="T43" style:family="text">
      <style:text-properties officeooo:rsid="006369b9"/>
    </style:style>
    <style:style style:name="T44" style:family="text">
      <style:text-properties officeooo:rsid="006537e9"/>
    </style:style>
    <style:style style:name="T45" style:family="text">
      <style:text-properties officeooo:rsid="0067974b"/>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تورج طراز </text:p>
      <text:p text:style-name="P1">9722762257</text:p>
      <text:p text:style-name="P1">1400/<text:span text:style-name="T18">1</text:span><text:span text:style-name="T37">1</text:span>/<text:span text:style-name="T18">1</text:span><text:span text:style-name="T37">4</text:span></text:p>
      <text:p text:style-name="P2">۱. واژگان کلیدی</text:p>
      <text:list xml:id="list794742072" text:style-name="L1">
        <text:list-item>
          <text:p text:style-name="P46">SIFT</text:p>
        </text:list-item>
        <text:list-item>
          <text:p text:style-name="P46">SURF</text:p>
        </text:list-item>
        <text:list-item>
          <text:p text:style-name="P46">ORB</text:p>
        </text:list-item>
        <text:list-item>
          <text:p text:style-name="P46"><text:span text:style-name="T45">brute</text:span> force</text:p>
        </text:list-item>
        <text:list-item>
          <text:p text:style-name="P46">FLANN</text:p>
        </text:list-item>
      </text:list>
      <text:p text:style-name="P2">۲. چکیده</text:p>
      <text:p text:style-name="P2">در این گزارش شرح <text:s/>پروژه <text:span text:style-name="T37">پایانی</text:span> و نتایج آن آمده است. <text:span text:style-name="T37">در این پروژه با کمک API کتابخانه OpenCV در پایتون توابعی پیاده‌سازی شده‌اند که به کمک سه روش استخراج ویژگی که شامل SIFT و SURF و ORB می شود، ویژگی‌های فریم های یک فیلم را استخراج کرده و با کمک دو روش شامل </text:span><text:span text:style-name="T45">brute</text:span><text:span text:style-name="T37"> force و flann آن ویژگی‌ها را با ویژگی‌های تصویر یک کتاب مقایسه می‌شوند و در نهایت با پیدا شدن محدوده جلد در فیلم، تریلر فیلم آن کتاب روی کتاب در فیلم اولیه نمایش داده می شود.</text:span></text:p>
      <text:list xml:id="list1185563150" text:style-name="L2">
        <text:list-header>
          <text:p text:style-name="P32"/>
        </text:list-header>
        <text:list-item>
          <text:p text:style-name="P33">شرح <text:span text:style-name="T38">پروژه</text:span></text:p>
          <text:list>
            <text:list-item>
              <text:p text:style-name="P47">بارگذاری داده‌ها</text:p>
              <text:p text:style-name="P47">پیش از شروع به پیاده‌سازی لازم است تصاویر جلد کتاب‌ها و ویدیو ها و تریلر ها را لود کنیم. با ذخیره <text:span text:style-name="T40">سازی آدرس این فایل‌ها در </text:span><text:span text:style-name="T41">یک آرایه و بارگذاری آن‌ها در حافظه با چند حلقه و توابع مربوط در opencv این مهم انجام می شود.</text:span></text:p>
            </text:list-item>
            <text:list-item>
              <text:p text:style-name="P50">ساخت شی detector و استفاده از آن</text:p>
              <text:p text:style-name="P50">لازم است ابتدا ۳ شی شامل SIFT، SURF و ORB ساخته شود که با کمک constructor های کلاس مربوطه انجام می شود.</text:p>
              <text:p text:style-name="P50">در نهایت با صدا زدن تابع detectAndCompute روی شی های ساخته شده تشخیص فیچر برای تصویر پاس داده شده به تابع انجام می شود.</text:p>
              <text:p text:style-name="P50">لازم به ذکر است که توابع مربوط به SURF در بخش NON-FREE قرار دارند و برای استفاده از آن‌ها نیاز به ساختن opencv با flag به‌خصوصی می باشد.</text:p>
            </text:list-item>
            <text:list-item>
              <text:p text:style-name="P50">Feature matching</text:p>
              <text:p text:style-name="P51">برای انجام این مهم دو روش وجود دارد، استفاده از brute force یا استفاده از flann .</text:p>
              <text:list>
                <text:list-item>
                  <text:p text:style-name="P51">Brute force</text:p>
                  <text:p text:style-name="P51">همانطور که از نامش مشخص است در این روش یک فیچر در تصویر مبدأ با تمامی فیچر های تصویر مقصد مقایسه می‌شود و بهترینmatch باز گردانده می شود. برای بهبود عمل‌کرد این روش می‌توان <text:soft-page-break/>از flag مربوط به crossCheck استفاده کرد تا علوه بر بررسی match شدن یک فیچر از تصویر a در b فیچر match شده در b در a هم match شود.</text:p>
                </text:list-item>
                <text:list-item>
                  <text:p text:style-name="P51">FLANN</text:p>
                  <text:p text:style-name="P52"><text:span text:style-name="T39">نام این روش </text:span>Fast Library for Approximate Nearest Neighbors <text:span text:style-name="T42">می‌باشد. همانطور که از نام این روش پیداست این روش الزاماً بهترین match را در نظر نمی‌گیرد بلکه با کمک تخمین زدن با سرعتی به شدت بیشتر روش brute force اقدام به پیدا کردن match ها می کند. در این روش هم برای بهبود عمل‌کرد می‌توان از crossCheck استفاده کرد.</text:span></text:p>
                  <text:p text:style-name="P52"><text:span text:style-name="T42">طبق نتایجی که از اجرا های مختلف گرفتم این روش با پارامتر هایی که در مقاله Lowe آمده به شدت بهتر از روش brute force عمل می ک</text:span><text:span text:style-name="T45">ن</text:span><text:span text:style-name="T42">د.</text:span></text:p>
                </text:list-item>
              </text:list>
            </text:list-item>
            <text:list-item>
              <text:p text:style-name="P53"><text:span text:style-name="T42">پ</text:span>یدا کردن محدوده جلد کتاب در هر فریم و رسم در آن محدوده</text:p>
              <text:p text:style-name="P53">به کمک تابع findHomography <text:span text:style-name="T43">یکtransform matrix پیدا می کنیم. در اینجا یک نکته بسیار مهم است و آن اینکه در صورتی که feature های تشخیص داده شده درست و دقیق باشند، طبعا ماتریکس ما هم به درستی عمل می کند. اما اگر به هر دلیلی این فیچر ها به درستی تشخیص داده نشده باشند ماتریکس ما به درستی عمل نخواهد کرد. </text:span></text:p>
              <text:p text:style-name="P55">برای مقابله با این مشکل از روش به‌خصوصی استفاده کرده ام، طبعا <text:span text:style-name="T44">ما در هر فریم به دنبال یک مستطیل می‌گردیم که از زاویه به‌خصوصی به آن نگاه می کنیم. با این حساب دائماً یک چهار ضلعی محدب می بینیم. در نتیجه آن ماتریکس پیدا شده را به مختصات چهارگوش جلد اعمال می‌کنیم و در صورتی که چهار ضلعی خروجی محدب نباشد، تشخیص را غلط در نظر می گیریم.</text:span></text:p>
              <text:p text:style-name="P56">در نهایت در صورت قابل قبول بودن تبدیل با کمک تابع warpPerspective فریم تریلر را پس از اعمال ماتریکس بر روی آن، بر روی فریم اصلی نمایش می‌دهیم.</text:p>
              <text:p text:style-name="P56">حال یک مشکل دیگر مطرح است، ممکن است در بعضی از فریم ها فیچر ها به درستی تشخیص داده نشوند، دو روش وجود دارد. اول اینکه در آن فریم ها چیزی نمایش ندهیم، یا اینکه در آخرین مختصات قابل قبول رسم کنیم. من از روش دوم استفاده کرده‌ام چرا که حتی در صورت کشف نشدن فیچر ها در یک فریم جا به جایی در حدی نیست که در صورت استفاده از آخرین مختصات تفاوت زیادی احساس شود.</text:p>
            </text:list-item>
            <text:list-item>
              <text:p text:style-name="P56">Pipeline</text:p>
              <text:p text:style-name="P56">تمامی مطالب مطرح شده بالا در توابع جداگانه ای پیاده‌سازی شده اند.در نهایت در یک تابع pipeline با کمک توابع پیاده‌سازی اقدام به تولید خروجی ها می کنیم. در این تابع در تک تک فیلم‌های تست دنبال تک تک کتاب‌ها می‌گردیم و در صورت پیدا شدن <text:span text:style-name="T45">یک کتاب خروجی مربوط را تولید می کنیم.</text:span></text:p>
              <text:p text:style-name="P57">تمامی این توابع در ادامه این سند آمده و خروجی های تولید شده با نام گذاری مناسب کنار این سند ضمیمه شده‌اند.</text:p>
              <text:p text:style-name="P48"/>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Arabic" svg:font-family="'Droid Sans Arabic'" style:font-pitch="variable"/>
    <style:font-face style:name="Droid Sans Arabic1" svg:font-family="'Droid Sans Arabic'" style:font-family-generic="system" style:font-pitch="variable"/>
    <style:font-face style:name="Droid Sans Fallback" svg:font-family="'Droid Sans Fallback'" style:font-family-generic="system" style:font-pitch="variable"/>
    <style:font-face style:name="Dubai Light" svg:font-family="'Dubai Light'" style:font-adornments="Light" style:font-pitch="variable"/>
    <style:font-face style:name="Dubai Light1" svg:font-family="'Dubai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roid Sans Arabic1" style:font-size-complex="12pt" style:language-complex="fa" style:country-complex="IR"/>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roid Sans Arabic1" style:font-size-complex="12pt" style:language-complex="fa" style:country-complex="IR"/>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Arabic1"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Arabic1" style:font-family-complex="'Droid Sans Arabi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Dubai Light" fo:font-family="'Dubai Light'" style:font-style-name="Light" style:font-pitch="variable"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2-03T19:46:07.110610645</dc:date>
    <meta:editing-duration>PT4H36M32S</meta:editing-duration>
    <meta:editing-cycles>8</meta:editing-cycles>
    <meta:generator>LibreOffice/7.2.5.2.0$Linux_X86_64 LibreOffice_project/20$Build-2</meta:generator>
    <meta:document-statistic meta:table-count="0" meta:image-count="0" meta:object-count="0" meta:page-count="2" meta:paragraph-count="33" meta:word-count="748" meta:character-count="3555" meta:non-whitespace-character-count="2850"/>
  </office:meta>
</office:document-meta>
</file>